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C700001F0335B38F1D.svm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8"/>
      <text:p text:style-name="P3"><text:span text:style-name="T1"><text:tab/>Título:</text:span> Agenda Pessoal de Tarefas</text:p>
      <text:p text:style-name="P9"><text:s/></text:p>
      <text:p text:style-name="P4"><text:tab/>Dados Gerais:</text:p>
      <text:p text:style-name="P10"/>
      <text:p text:style-name="P3"><text:tab/><text:tab/>Projeto: Agenda Pessoal de Tarefas</text:p>
      <text:p text:style-name="P9"/>
      <text:p text:style-name="P3"><text:tab/><text:tab/>Versão: 1.0</text:p>
      <text:p text:style-name="P9"/>
      <text:p text:style-name="P3"><text:tab/><text:tab/>Responsáveis: &lt;&lt;Nome dos Responsáveis&gt;&gt;</text:p>
      <text:p text:style-name="P9"/>
      <text:p text:style-name="P9"/>
      <text:p text:style-name="P3"><text:tab/>Seções do Documento e Instruções para seu preenchimento:</text:p>
      <text:p text:style-name="P9"><text:s/></text:p>
      <text:p text:style-name="P6"><text:tab/><text:tab/>1. Introdução</text:p>
      <text:p text:style-name="P9"/>
      <text:p text:style-name="P6"><text:tab/><text:tab/><text:tab/>Documento tem por finalidade descrever o plano desenvolvimento <text:s/>a ser realizado durante o processo de construção do software.</text:p>
      <text:p text:style-name="P9"/>
      <text:p text:style-name="P3"><text:tab/><text:tab/>2. Escopo do Projeto</text:p>
      <text:p text:style-name="P9"/>
      <text:p text:style-name="P3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3"/>
      <text:p text:style-name="P3"/>
      <text:p text:style-name="P3"><text:soft-page-break/><text:tab/><text:tab/><text:span text:style-name="T1">Casdastro de Atividades:</text:span></text:p>
      <text:p text:style-name="P3"><text:span text:style-name="T1"><text:tab/><text:tab/><text:tab/></text:span></text:p>
      <text:p text:style-name="P3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3"><text:span text:style-name="T1"><text:tab/></text:span></text:p>
      <text:p text:style-name="P3"><text:span text:style-name="T1"><text:tab/><text:tab/>Gerenciar Atividades:</text:span></text:p>
      <text:p text:style-name="P3"><text:span text:style-name="T1"><text:tab/><text:tab/><text:tab/></text:span></text:p>
      <text:p text:style-name="P3"><text:span text:style-name="T1"><text:tab/><text:tab/><text:tab/></text:span><text:span text:style-name="T2">Lista todas as atividades cadastradas, com as informações: Nome, data e grupo.</text:span></text:p>
      <text:p text:style-name="P3"/>
      <text:p text:style-name="P3"><text:tab/><text:tab/>3. Processo de Software do Projeto</text:p>
      <text:p text:style-name="P3"><text:tab/></text:p>
      <text:p text:style-name="P5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5"><text:span text:style-name="T4"><text:tab/><text:tab/><text:tab/></text:span></text:p>
      <text:p text:style-name="P5"><text:span text:style-name="T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span></text:p>
      <text:p text:style-name="P5"><text:span text:style-name="T4"/></text:p>
      <text:p text:style-name="P5"><draw:frame draw:style-name="fr2" draw:name="figuras2" text:anchor-type="paragraph" svg:width="14.79cm" svg:height="7.939cm" draw:z-index="1"><draw:image xlink:href="Pictures/20000007000039C700001F0335B38F1D.svm" xlink:type="simple" xlink:show="embed" xlink:actuate="onLoad"/></draw:frame><text:span text:style-name="T4"><text:tab/><text:tab/><text:tab/> </text:span></text:p>
      <text:p text:style-name="P5"><text:span text:style-name="T4"/></text:p>
      <text:p text:style-name="P9">Processo de Desenvolvimento</text:p>
      <text:p text:style-name="P9"/>
      <text:p text:style-name="P9">&lt;&lt;Nome da Atividade&gt;&gt; </text:p>
      <text:p text:style-name="P9">Pré-atividades: &lt;&lt;Nomes das pré-atividades&gt;&gt; </text:p>
      <text:p text:style-name="P9">Sub-atividades: &lt;&lt;Nomes das sub-atividades&gt;&gt; </text:p>
      <text:p text:style-name="P9">Artefatos Insumo: &lt;&lt;Artefatos requeridos pela atividade&gt;&gt; </text:p>
      <text:p text:style-name="P9">Artefatos Produzidos: &lt;&lt;Artefatos produzidos pela atividade&gt;&gt; </text:p>
      <text:p text:style-name="P9">Recursos Necessários: </text:p>
      <text:p text:style-name="P9">Recursos Humanos: &lt;&lt;Papéis necessários para realizar a atividade&gt;&gt; </text:p>
      <text:p text:style-name="P9">Ferramentas de Software: &lt;&lt;Tipos de Ferramentas necessárias&gt;&gt; </text:p>
      <text:p text:style-name="P9">Hardware: &lt;&lt;Equipamentos necessários para realizar a atividade&gt;&gt; </text:p>
      <text:p text:style-name="P9">Procedimentos: &lt;&lt;Procedimentos a serem adotados&gt;&gt; </text:p>
      <text:p text:style-name="P9">Tecer comentários sobre os demais processos, sobretudo quando houver mudanças em </text:p>
      <text:p text:style-name="P9">relação ao processo padrão. </text:p>
      <text:p text:style-name="P14"><text:s/></text:p>
      <text:p text:style-name="P12"><text:soft-page-break/>4. Equipe do Projeto </text:p>
      <text:p text:style-name="P9">Apresentar a equipe do projeto, identificando as pessoas e os papéis que as mesmas </text:p>
      <text:p text:style-name="P9">vão desempenhar no projeto. </text:p>
      <text:p text:style-name="P9">5. Estimativas </text:p>
      <text:p text:style-name="P9">5.1 – Estimativa de Tamanho </text:p>
      <text:p text:style-name="P9">Apresentar a estimativa e a base de cálculo para se chegar a ela, informando o </text:p>
      <text:p text:style-name="P9">procedimento utilizado em sua elaboração. </text:p>
      <text:p text:style-name="P9">5.2 – Estimativa de Esforço </text:p>
      <text:p text:style-name="P9">Apresentar a estimativa e a base de cálculo para se chegar a ela, informando o </text:p>
      <text:p text:style-name="P9">procedimento utilizado em sua elaboração. </text:p>
      <text:p text:style-name="P9">5.3 – Alocação de Recursos </text:p>
      <text:p text:style-name="P9">Apresentar a alocação de recursos para as atividades do processo. </text:p>
      <text:p text:style-name="P9">5.4 – Estimativa de Duração </text:p>
      <text:p text:style-name="P9">Apresentar uma rede de tarefas, apontando o caminho crítico do projeto, e um </text:p>
      <text:p text:style-name="P9">gráfico de tempo para o projeto como um todo (cronograma). </text:p>
      <text:p text:style-name="P9">5.5 – Estimativa de Custo </text:p>
      <text:p text:style-name="P9">Apresentar a estimativa e a base de cálculo para se chegar a ela, informando o </text:p>
      <text:p text:style-name="P9">procedimento utilizado em sua elaboração, quando couber. </text:p>
      <text:p text:style-name="P9">6. Plano de Riscos </text:p>
      <text:p text:style-name="P9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0:26:51.81</dc:date>
    <meta:editing-duration>PT1H6M51S</meta:editing-duration>
    <meta:editing-cycles>8</meta:editing-cycles>
    <meta:generator>OpenOffice/4.1.0$Win32 OpenOffice.org_project/410m18$Build-9764</meta:generator>
    <meta:document-statistic meta:table-count="0" meta:image-count="2" meta:object-count="0" meta:page-count="3" meta:paragraph-count="61" meta:word-count="416" meta:character-count="2807"/>
  </office:meta>
</office:document-meta>
</file>